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family="paragraph">
      <style:paragraph-properties style:master-page-name="Standard1"/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</office:automatic-styles>
  <office:body>
    <office:text>
      <text:tracked-changes/>
      <text:page-sequence>
        <text:page text:master-page-name="Standard1"/>
      </text:page-sequence>
      <text:p text:style-name="P1">Hoja de ruta:</text:p>
      <text:p text:style-name="P2"/>
      <text:p text:style-name="P2">Para comenzar la ejecucion del programa, lo primero que debe hacerse es leer el archivo de README, que se adjunta con el mismo, para realizar la instalacion.</text:p>
      <text:p text:style-name="P2"/>
      <text:p text:style-name="P2">A continuacion, debe posicionarse en el directorio grupo08 en donde se descomprimio el programa.</text:p>
      <text:p text:style-name="P2"/>
      <text:p text:style-name="P2">Para ejecutar las pruebas:</text:p>
      <text:p text:style-name="P2">----------------------------------------------------------------------------------------------</text:p>
      <text:p text:style-name="P2">Para generar los casos de prueba, es necesario ejecutar los scripts generarCasosXXXXX donde XXXXX corresponde al nombre del comando que se quiere generar las pruebas y el generarCasosPruebasGeneral que genera pruebas que permiten que el programa pueda ejecutarse completamente. Dichos script se encuentran dentro del subdirectorio Pruebas.</text:p>
      <text:p text:style-name="P2">----------------------------------------------------------------------------------------------</text:p>
      <text:p text:style-name="P2"/>
      <text:p text:style-name="P2"/>
      <text:p text:style-name="P2">Luego, debe posicionarse dentro del directorio comandos y ejecutar el comando invini de la siguiente forma: . ./invini</text:p>
      <text:p text:style-name="P2"/>
      <text:p text:style-name="P2">Una vez realizado esto, el ambiente se inicializa de forma adecuada y puede procederse a la ejecucion del programa, con la aclaracion, de que el comando invini ejecuta el invonio, y este ultimo el invreci, por lo tanto, en caso de que existieran archivos dentro del directorio arribos, los mismos seran procesados y se ejecutaran dichos comandos sobre los mismos.</text:p>
      <text:p text:style-name="P2"/>
      <text:p text:style-name="P2">Luego de esto, desde la misma terminal puede ejecutarse la funcion, ./stopinvonio en caso de que se desee detener la ejecucion del demonio invonio.</text:p>
      <text:p text:style-name="P2"/>
      <text:p text:style-name="P2">Sino, puede ejecutarse el comando remioc de la siguiente forma:</text:p>
      <text:p text:style-name="P2">./remioc [parametros]</text:p>
      <text:p text:style-name="P2"/>
      <text:p text:style-name="P2"/>
      <text:p text:style-name="P2">A continuacion, puede ejecutarse el comando occtrl de la siguiente forma:</text:p>
      <text:p text:style-name="P2">./occtrl [parametro] [opcion] [parametro] [opcion]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/>
    <style:style style:name="Bullet_20List" style:display-name="Bullet List" style:family="paragraph" style:list-style-name="Numbering_20Style_20for_20Bullet_20List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isplay-name="Head 1" style:family="paragraph" style:list-style-name="Numbering_20Style_20for_20Head_201" style:next-style-name="Standard">
      <style:text-properties fo:font-size="20.000000000000000pt" fo:font-weight="bold"/>
    </style:style>
    <style:style style:name="Head_202" style:display-name="Head 2" style:family="paragraph" style:list-style-name="Numbering_20Style_20for_20Head_202" style:next-style-name="Standard">
      <style:text-properties fo:font-size="16.000000000000000pt" fo:font-weight="bold"/>
    </style:style>
    <style:style style:name="Head_203" style:display-name="Head 3" style:family="paragraph" style:list-style-name="Numbering_20Style_20for_20Head_203" style:next-style-name="Standard"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text-properties fo:font-size="12.000000000000000pt"/>
    </style: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ge-height="841.890999999999963pt" fo:page-width="595.277000000000044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2</meta:generator>
    <dc:title/>
    <meta:initial-creator>Unknown</meta:initial-creator>
    <meta:editing-cycles>1</meta:editing-cycles>
    <dc:date>2010-05-08T20:34:01</dc:date>
    <meta:creation-date>2008-08-22T11:41:04</meta:creation-date>
    <dc:creator>Guido</dc:creator>
  </office:meta>
</office:document-meta>
</file>